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7" office:value-type="float" office:value="5571000">
            <text:p>5,571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9235000">
            <text:p>69,23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6056000">
            <text:p>116,05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4405000">
            <text:p>64,405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867000">
            <text:p>108,867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3517000">
            <text:p>53,51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7009000">
            <text:p>47,009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648000">
            <text:p>87,648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1369000">
            <text:p>61,369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271000">
            <text:p>99,271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7151000">
            <text:p>57,1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30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468000">
            <text:p>83,4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">
            <text:p>3750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6825000">
            <text:p>46,825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5062000">
            <text:p>95,06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2016-10-24</text:date>, <text:time>20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0-24T20:20:48</dc:date>
    <meta:editing-duration>P220DT3H28M16S</meta:editing-duration>
    <meta:editing-cycles>461</meta:editing-cycles>
    <dc:creator>Ben Miller</dc:creator>
    <meta:document-statistic meta:table-count="11" meta:cell-count="2521" meta:object-count="0"/>
    <meta:user-defined meta:name=""/>
  </office:meta>
</office:document-meta>
</file>